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4B080B9B489C03289E3.jpg" manifest:media-type="image/jpeg"/>
  <manifest:file-entry manifest:full-path="Pictures/100000000000050000000356974905EE07BD14EE.jpg" manifest:media-type="image/jpeg"/>
  <manifest:file-entry manifest:full-path="Pictures/10000000000005000000035691E5E1B636D7CDF7.jpg" manifest:media-type="image/jpeg"/>
  <manifest:file-entry manifest:full-path="Pictures/10000000000004B00000035C4B3C9628F90D2431.jpg" manifest:media-type="image/jpeg"/>
  <manifest:file-entry manifest:full-path="Pictures/100000000000012C000000A16559A4B18404C653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548e" officeooo:paragraph-rsid="0009548e"/>
    </style:style>
    <style:style style:name="P2" style:family="paragraph" style:parent-style-name="Standard">
      <style:paragraph-properties fo:text-align="center" style:justify-single-word="false" fo:padding="0.049cm" fo:border="0.06pt solid #000000" style:shadow="#808080 0.176cm 0.176cm"/>
      <style:text-properties fo:font-weight="bold" officeooo:rsid="000b221a" officeooo:paragraph-rsid="000b221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 peu d’épigraphie à Pompéi</text:p>
      <text:p text:style-name="P1"><draw:frame draw:style-name="fr1" draw:name="Image1" text:anchor-type="char" svg:x="-0.03cm" svg:y="0.344cm" svg:width="6.32cm" svg:height="9.481cm" draw:z-index="0"><draw:image xlink:href="Pictures/1000000000000320000004B080B9B489C03289E3.jpg" xlink:type="simple" xlink:show="embed" xlink:actuate="onLoad" draw:mime-type="image/jpeg"/></draw:frame><draw:frame draw:style-name="fr1" draw:name="Image2" text:anchor-type="char" svg:x="8.957cm" svg:y="0.663cm" svg:width="8.493cm" svg:height="4.51cm" draw:z-index="1"><draw:image xlink:href="Pictures/100000000000050000000356974905EE07BD14EE.jpg" xlink:type="simple" xlink:show="embed" xlink:actuate="onLoad" draw:mime-type="image/jpeg"/></draw:frame><draw:frame draw:style-name="fr1" draw:name="Image3" text:anchor-type="char" svg:x="0.826cm" svg:y="9.823cm" svg:width="8.588cm" svg:height="5.731cm" draw:z-index="2"><draw:image xlink:href="Pictures/10000000000005000000035691E5E1B636D7CDF7.jpg" xlink:type="simple" xlink:show="embed" xlink:actuate="onLoad" draw:mime-type="image/jpeg"/></draw:frame><draw:frame draw:style-name="fr1" draw:name="Image4" text:anchor-type="char" svg:x="2.639cm" svg:y="16.163cm" svg:width="12.275cm" svg:height="8.797cm" draw:z-index="3"><draw:image xlink:href="Pictures/10000000000004B00000035C4B3C9628F90D2431.jpg" xlink:type="simple" xlink:show="embed" xlink:actuate="onLoad" draw:mime-type="image/jpeg"/></draw:frame><draw:frame draw:style-name="fr1" draw:name="Image5" text:anchor-type="char" svg:x="9.267cm" svg:y="5.9cm" svg:width="7.938cm" svg:height="4.26cm" draw:z-index="4"><draw:image xlink:href="Pictures/100000000000012C000000A16559A4B18404C65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31T13:45:14.871000000</meta:creation-date>
    <dc:date>2021-05-31T14:03:10.907000000</dc:date>
    <meta:editing-duration>PT7M46S</meta:editing-duration>
    <meta:editing-cycles>1</meta:editing-cycles>
    <meta:generator>LibreOffice/7.0.0.3$Windows_X86_64 LibreOffice_project/8061b3e9204bef6b321a21033174034a5e2ea88e</meta:generator>
    <meta:print-date>2021-05-31T14:03:15.127000000</meta:print-date>
    <meta:document-statistic meta:table-count="0" meta:image-count="5" meta:object-count="0" meta:page-count="1" meta:paragraph-count="1" meta:word-count="5" meta:character-count="28" meta:non-whitespace-character-count="24"/>
  </office:meta>
</office:document-meta>
</file>